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21:46:51.88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21:46:58.718000000</dc:date>
    <meta:editing-duration>P3DT20H44M55S</meta:editing-duration>
    <meta:editing-cycles>303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2" meta:object-count="0"/>
  </office:meta>
</office:document-meta>
</file>